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1.1602in" fo:break-before="auto" style:use-optimal-row-height="true"/>
    </style:style>
    <style:style style:name="ro43" style:family="table-row">
      <style:table-row-properties style:row-height="3.5445in" fo:break-before="auto" style:use-optimal-row-height="false"/>
    </style:style>
    <style:style style:name="ro44" style:family="table-row">
      <style:table-row-properties style:row-height="1.0047in" fo:break-before="auto" style:use-optimal-row-height="false"/>
    </style:style>
    <style:style style:name="ro45" style:family="table-row">
      <style:table-row-properties style:row-height="1.3055in" fo:break-before="auto" style:use-optimal-row-height="true"/>
    </style:style>
    <style:style style:name="ro4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7">
          <table:table-cell table:style-name="Default" table:number-columns-repeated="1024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table:number-columns-repeated="1019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3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table:number-columns-repeated="1019"/>
        </table:table-row>
        <table:table-row table:style-name="ro38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table:number-columns-repeated="1019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table:number-columns-repeated="1019"/>
        </table:table-row>
        <table:table-row table:style-name="ro42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 dbkey from att.name; create att.canonical (@dbkey [string] and @ref [URI]); make members of att.name also members of att.canonical and att.authorized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table:number-columns-repeated="1019"/>
        </table:table-row>
        <table:table-row table:style-name="ro43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4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3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table:number-columns-repeated="1019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5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25, smpte-24, smpte-df30, </text:span><text:span text:style-name="T1">smpte-ndf30, smpte-df29.97, smpte-ndf29.97, tcf, </text:span><text:span text:style-name="T1">time</text:span></text:p>
          </table:table-cell>
          <table:table-cell table:number-columns-repeated="1020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6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table:number-columns-repeated="1019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table:number-columns-repeated="1019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7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table:number-columns-repeated="1019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 table:number-columns-repeated="1020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6" table:number-rows-repeated="65481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6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2-06T16:48:09.19</dc:date>
    <meta:editing-duration>PT14H58M39S</meta:editing-duration>
    <meta:editing-cycles>70</meta:editing-cycles>
    <meta:generator>OpenOffice.org/3.2$Win32 OpenOffice.org_project/320m12$Build-9483</meta:generator>
    <dc:creator>Perry Roland</dc:creator>
    <meta:printed-by>Perry Roland</meta:printed-by>
    <meta:print-date>2010-12-06T16:15:41.32</meta:print-date>
    <meta:document-statistic meta:table-count="3" meta:cell-count="263" meta:object-count="0"/>
  </office:meta>
</office:document-meta>
</file>